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7000001D3D3079EC5CE07BB8D.png" manifest:media-type="image/png"/>
  <manifest:file-entry manifest:full-path="Pictures/1000020100000303000001764B6C12934679AA84.png" manifest:media-type="image/png"/>
  <manifest:file-entry manifest:full-path="Pictures/100002010000029D00000171CEF3D6BAD7CE28FA.png" manifest:media-type="image/png"/>
  <manifest:file-entry manifest:full-path="Pictures/10000201000002CA0000029FC15628BABCE80493.png" manifest:media-type="image/png"/>
  <manifest:file-entry manifest:full-path="Pictures/10000201000003CD00000153D9F40FEDEFD4CAF9.png" manifest:media-type="image/png"/>
  <manifest:file-entry manifest:full-path="Pictures/10000201000001A40000023414125A20C4ED9D1C.png" manifest:media-type="image/png"/>
  <manifest:file-entry manifest:full-path="Pictures/10000201000003F500000247C8785CA4DFFEA632.png" manifest:media-type="image/png"/>
  <manifest:file-entry manifest:full-path="Pictures/10000201000002C7000001721999DABA8393D4DD.png" manifest:media-type="image/png"/>
  <manifest:file-entry manifest:full-path="Pictures/10000201000004770000021453131CE241499AED.png" manifest:media-type="image/png"/>
  <manifest:file-entry manifest:full-path="Pictures/100002010000047F0000024A27460A42D4932361.png" manifest:media-type="image/png"/>
  <manifest:file-entry manifest:full-path="Pictures/10000201000004A0000001D2F1AE66F640E297A6.png" manifest:media-type="image/png"/>
  <manifest:file-entry manifest:full-path="Pictures/10000201000003F3000001DDDBFAA22C9491B2A3.png" manifest:media-type="image/png"/>
  <manifest:file-entry manifest:full-path="Pictures/100002010000021F000002725ABAE460478B8307.png" manifest:media-type="image/png"/>
  <manifest:file-entry manifest:full-path="Pictures/100002010000046A000001B34DAACFFA75AE9EB9.png" manifest:media-type="image/png"/>
  <manifest:file-entry manifest:full-path="Pictures/1000020100000216000002265302142628B4AFF9.png" manifest:media-type="image/png"/>
  <manifest:file-entry manifest:full-path="Pictures/10000201000004730000022187D6ECBAEE9724D9.png" manifest:media-type="image/png"/>
  <manifest:file-entry manifest:full-path="Pictures/10000201000002C9000002A62997E5B3A09A3F5F.png" manifest:media-type="image/png"/>
  <manifest:file-entry manifest:full-path="Pictures/10000201000004A8000001EBF7224FC614E36362.png" manifest:media-type="image/png"/>
  <manifest:file-entry manifest:full-path="Pictures/100002010000025D00000166D5DF0819D617011C.png" manifest:media-type="image/png"/>
  <manifest:file-entry manifest:full-path="Pictures/100002010000043E0000017AF40CF96EA411E58B.png" manifest:media-type="image/png"/>
  <manifest:file-entry manifest:full-path="Pictures/1000020100000214000001C60FA3EDE34D09CC11.png" manifest:media-type="image/png"/>
  <manifest:file-entry manifest:full-path="Pictures/10000201000001FF000002C59130CC6F44FEFAA9.png" manifest:media-type="image/png"/>
  <manifest:file-entry manifest:full-path="Pictures/10000201000003C4000002C92E73246A73EF7F8F.png" manifest:media-type="image/png"/>
  <manifest:file-entry manifest:full-path="Pictures/10000201000002290000026E51653876B5CE5E63.png" manifest:media-type="image/png"/>
  <manifest:file-entry manifest:full-path="Pictures/10000201000004800000017F248465705BB3102C.png" manifest:media-type="image/png"/>
  <manifest:file-entry manifest:full-path="Pictures/1000020100000382000002C39FEDCFF4A5127EE3.png" manifest:media-type="image/png"/>
  <manifest:file-entry manifest:full-path="Pictures/10000201000001EE000002C8921AC7CBB0EFC1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cc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0.93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6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10.295cm"/>
    </style:style>
    <style:style style:name="gr11" style:family="graphic" style:parent-style-name="standard">
      <style:graphic-properties draw:textarea-horizontal-align="justify" draw:textarea-vertical-align="middle" draw:auto-grow-height="false" fo:min-height="0.231cm" fo:min-width="0.637cm"/>
    </style:style>
    <style:style style:name="gr12" style:family="graphic" style:parent-style-name="standard">
      <style:graphic-properties draw:textarea-horizontal-align="justify" draw:textarea-vertical-align="middle" draw:auto-grow-height="false" fo:min-height="0.545cm" fo:min-width="0.913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748cm" svg:height="12.62cm" svg:x="0.634cm" svg:y="1.18cm">
          <draw:image xlink:href="Pictures/10000201000003F3000001DDDBFAA22C9491B2A3.png" xlink:type="simple" xlink:show="embed" xlink:actuate="onLoad" draw:mime-type="image/png">
            <text:p/>
          </draw:image>
        </draw:frame>
        <draw:line draw:style-name="gr2" draw:text-style-name="P1" draw:layer="layout" svg:x1="17.145cm" svg:y1="2.54cm" svg:x2="19.789cm" svg:y2="2.254cm">
          <text:p/>
        </draw:line>
        <draw:line draw:style-name="gr2" draw:text-style-name="P2" draw:layer="layout" svg:x1="9.398cm" svg:y1="13.8cm" svg:x2="8.636cm" svg:y2="10.97cm">
          <text:p/>
        </draw:line>
        <draw:frame draw:style-name="gr3" draw:text-style-name="P3" draw:layer="layout" svg:width="3.004cm" svg:height="0.962cm" svg:x="8.636cm" svg:y="13.8cm">
          <draw:text-box>
            <text:p><text:span text:style-name="T1">1. Check</text:span></text:p>
          </draw:text-box>
        </draw:frame>
        <draw:frame draw:style-name="gr4" draw:text-style-name="P3" draw:layer="layout" svg:width="2.97cm" svg:height="0.962cm" svg:x="14.478cm" svg:y="2.366cm">
          <draw:text-box>
            <text:p><text:span text:style-name="T1">2. Select</text:span></text:p>
          </draw:text-box>
        </draw:frame>
        <draw:custom-shape draw:style-name="gr5" draw:text-style-name="P4" draw:layer="layout" svg:width="2.032cm" svg:height="1.27cm" svg:x="5.08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.704cm" svg:height="10.031cm" svg:x="3.099cm" svg:y="3.972cm">
          <draw:image xlink:href="Pictures/100002010000047F0000024A27460A42D49323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1.019cm" svg:x="0.049cm" svg:y="2.381cm">
          <draw:image xlink:href="Pictures/10000201000004A0000001D2F1AE66F640E297A6.png" xlink:type="simple" xlink:show="embed" xlink:actuate="onLoad" draw:mime-type="image/png">
            <text:p/>
          </draw:image>
        </draw:frame>
        <draw:custom-shape draw:style-name="gr5" draw:text-style-name="P4" draw:layer="layout" svg:width="2.032cm" svg:height="1.27cm" svg:x="7.681cm" svg:y="8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9.282cm" svg:height="7.942cm" svg:x="4.445cm" svg:y="2.54cm">
          <draw:image xlink:href="Pictures/10000201000004A8000001EBF7224FC614E3636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6.006cm" svg:height="9.471cm" svg:x="6.046cm" svg:y="3.155cm">
          <draw:image xlink:href="Pictures/100002010000025D00000166D5DF0819D617011C.png" xlink:type="simple" xlink:show="embed" xlink:actuate="onLoad" draw:mime-type="image/png">
            <text:p/>
          </draw:image>
        </draw:frame>
        <draw:line draw:style-name="gr2" draw:text-style-name="P2" draw:layer="layout" svg:x1="15.24cm" svg:y1="8.89cm" svg:x2="17.884cm" svg:y2="8.89cm">
          <text:p/>
        </draw:line>
        <draw:line draw:style-name="gr2" draw:text-style-name="P2" draw:layer="layout" svg:x1="7.602cm" svg:y1="8.89cm" svg:x2="6.985cm" svg:y2="10.16cm">
          <text:p/>
        </draw:lin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0.16cm" svg:height="11.714cm" svg:x="3.175cm" svg:y="0.735cm">
          <draw:image xlink:href="Pictures/100002010000021F000002725ABAE460478B8307.png" xlink:type="simple" xlink:show="embed" xlink:actuate="onLoad" draw:mime-type="image/png">
            <text:p/>
          </draw:image>
        </draw:frame>
        <draw:frame draw:style-name="gr1" draw:text-style-name="P1" draw:layer="layout" svg:width="10.051cm" svg:height="11.306cm" svg:x="14.079cm" svg:y="0.635cm">
          <draw:image xlink:href="Pictures/10000201000002290000026E51653876B5CE5E63.png" xlink:type="simple" xlink:show="embed" xlink:actuate="onLoad" draw:mime-type="image/png">
            <text:p/>
          </draw:image>
        </draw:frame>
        <draw:frame draw:style-name="gr7" draw:text-style-name="P3" draw:layer="layout" svg:width="6.031cm" svg:height="0.962cm" svg:x="4.764cm" svg:y="9.525cm">
          <draw:text-box>
            <text:p><text:span text:style-name="T1">Before file selection</text:span></text:p>
          </draw:text-box>
        </draw:frame>
        <draw:frame draw:style-name="gr8" draw:text-style-name="P3" draw:layer="layout" svg:width="5.506cm" svg:height="0.962cm" svg:x="16.365cm" svg:y="9.525cm">
          <draw:text-box>
            <text:p><text:span text:style-name="T1">After file selec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9" draw:text-style-name="P4" draw:layer="layout" svg:width="14.229cm" svg:height="11.202cm" svg:x="6.726cm" svg:y="2.133cm">
          <draw:image xlink:href="Pictures/1000020100000382000002C39FEDCFF4A5127EE3.png" xlink:type="simple" xlink:show="embed" xlink:actuate="onLoad" draw:mime-type="image/png">
            <text:p/>
          </draw:image>
        </draw:frame>
        <draw:line draw:style-name="gr2" draw:text-style-name="P2" draw:layer="layout" svg:x1="18.984cm" svg:y1="2.54cm" svg:x2="17.145cm" svg:y2="2.54cm">
          <text:p/>
        </draw:lin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9" draw:text-style-name="P4" draw:layer="layout" svg:width="11.926cm" svg:height="12.283cm" svg:x="7.124cm" svg:y="1.306cm">
          <draw:image xlink:href="Pictures/1000020100000216000002265302142628B4AFF9.png" xlink:type="simple" xlink:show="embed" xlink:actuate="onLoad" draw:mime-type="image/png">
            <text:p/>
          </draw:image>
        </draw:frame>
        <draw:custom-shape draw:style-name="gr10" draw:text-style-name="P4" draw:layer="layout" svg:width="10.795cm" svg:height="2.54cm" svg:x="7.62cm" svg:y="3.8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145cm" svg:y1="3.81cm" svg:x2="17.184cm" svg:y2="2.54cm">
          <text:p/>
        </draw:lin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9" draw:text-style-name="P4" draw:layer="layout" svg:width="23.942cm" svg:height="7.959cm" svg:x="2.258cm" svg:y="3.41cm">
          <draw:image xlink:href="Pictures/10000201000004800000017F248465705BB3102C.png" xlink:type="simple" xlink:show="embed" xlink:actuate="onLoad" draw:mime-type="image/png">
            <text:p/>
          </draw:image>
        </draw:frame>
        <draw:line draw:style-name="gr2" draw:text-style-name="P2" draw:layer="layout" svg:x1="10.795cm" svg:y1="6.75cm" svg:x2="12.104cm" svg:y2="6.75cm">
          <text:p/>
        </draw:line>
        <draw:custom-shape draw:style-name="gr5" draw:text-style-name="P4" draw:layer="layout" svg:width="2.032cm" svg:height="1.27cm" svg:x="23.29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58cm" svg:y1="7.85cm" svg:x2="3.81cm" svg:y2="8.89cm">
          <text:p/>
        </draw:line>
        <presentation:notes draw:style-name="dp1">
          <draw:page-thumbnail draw:style-name="gr6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2" draw:text-style-name="P2" draw:layer="layout" svg:x1="25.361cm" svg:y1="1.905cm" svg:x2="25.4cm" svg:y2="0.635cm">
          <text:p/>
        </draw:line>
        <draw:frame draw:style-name="gr9" draw:text-style-name="P4" draw:layer="layout" svg:width="9.123cm" svg:height="13.15cm" svg:x="8.725cm" svg:y="1.905cm">
          <draw:image xlink:href="Pictures/10000201000001EE000002C8921AC7CBB0EFC1CE.png" xlink:type="simple" xlink:show="embed" xlink:actuate="onLoad" draw:mime-type="image/png">
            <text:p/>
          </draw:image>
        </draw:frame>
        <draw:custom-shape draw:style-name="gr11" draw:text-style-name="P4" draw:layer="layout" svg:width="1.607cm" svg:height="0.679cm" svg:x="12.998cm" svg:y="1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607cm" svg:height="0.679cm" svg:x="9.098cm" svg:y="1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9" draw:text-style-name="P4" draw:layer="layout" svg:width="22.037cm" svg:height="7.669cm" svg:x="3.998cm" svg:y="4.445cm">
          <draw:image xlink:href="Pictures/100002010000043E0000017AF40CF96EA411E58B.png" xlink:type="simple" xlink:show="embed" xlink:actuate="onLoad" draw:mime-type="image/png">
            <text:p/>
          </draw:image>
        </draw:frame>
        <draw:line draw:style-name="gr2" draw:text-style-name="P2" draw:layer="layout" svg:x1="12.83cm" svg:y1="9.12cm" svg:x2="14.1cm" svg:y2="9.035cm">
          <text:p/>
        </draw:line>
        <draw:line draw:style-name="gr2" draw:text-style-name="P2" draw:layer="layout" svg:x1="6.62cm" svg:y1="11.36cm" svg:x2="5.762cm" svg:y2="10.213cm">
          <text:p/>
        </draw:line>
        <presentation:notes draw:style-name="dp1">
          <draw:page-thumbnail draw:style-name="gr6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2" draw:text-style-name="P2" draw:layer="layout" svg:x1="25.361cm" svg:y1="1.905cm" svg:x2="25.4cm" svg:y2="0.635cm">
          <text:p/>
        </draw:line>
        <draw:frame draw:style-name="gr9" draw:text-style-name="P4" draw:layer="layout" svg:width="13.161cm" svg:height="12.515cm" svg:x="5.907cm" svg:y="2.54cm">
          <draw:image xlink:href="Pictures/10000201000002C9000002A62997E5B3A09A3F5F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2" draw:text-style-name="P2" draw:layer="layout" svg:x1="25.361cm" svg:y1="1.905cm" svg:x2="25.4cm" svg:y2="0.635cm">
          <text:p/>
        </draw:line>
        <draw:frame draw:style-name="gr9" draw:text-style-name="P4" draw:layer="layout" svg:width="16.144cm" svg:height="11.941cm" svg:x="3.541cm" svg:y="3.114cm">
          <draw:image xlink:href="Pictures/10000201000003C4000002C92E73246A73EF7F8F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9" draw:text-style-name="P4" draw:layer="layout" svg:width="24.168cm" svg:height="11.248cm" svg:x="0.635cm" svg:y="2.087cm">
          <draw:image xlink:href="Pictures/10000201000004770000021453131CE241499AED.png" xlink:type="simple" xlink:show="embed" xlink:actuate="onLoad" draw:mime-type="image/png">
            <text:p/>
          </draw:image>
        </draw:frame>
        <draw:line draw:style-name="gr2" draw:text-style-name="P2" draw:layer="layout" svg:x1="21.89cm" svg:y1="9.325cm" svg:x2="22.564cm" svg:y2="8.055cm">
          <text:p/>
        </draw:lin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9" draw:text-style-name="P4" draw:layer="layout" svg:width="24.015cm" svg:height="11.49cm" svg:x="1.288cm" svg:y="1.91cm">
          <draw:image xlink:href="Pictures/10000201000004730000022187D6ECBAEE9724D9.png" xlink:type="simple" xlink:show="embed" xlink:actuate="onLoad" draw:mime-type="image/png">
            <text:p/>
          </draw:image>
        </draw:frame>
        <draw:line draw:style-name="gr2" draw:text-style-name="P2" draw:layer="layout" svg:x1="20.955cm" svg:y1="4.245cm" svg:x2="20.359cm" svg:y2="2.975cm">
          <text:p/>
        </draw:line>
        <draw:line draw:style-name="gr2" draw:text-style-name="P2" draw:layer="layout" svg:x1="7.62cm" svg:y1="12.065cm" svg:x2="6.35cm" svg:y2="12.7cm">
          <text:p/>
        </draw:lin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9" draw:text-style-name="P4" draw:layer="layout" svg:width="20.168cm" svg:height="11.607cm" svg:x="3.962cm" svg:y="1.27cm">
          <draw:image xlink:href="Pictures/10000201000003F500000247C8785CA4DFFEA632.png" xlink:type="simple" xlink:show="embed" xlink:actuate="onLoad" draw:mime-type="image/png">
            <text:p/>
          </draw:image>
        </draw:frame>
        <draw:line draw:style-name="gr2" draw:text-style-name="P2" draw:layer="layout" svg:x1="21.689cm" svg:y1="4.083cm" svg:x2="21.093cm" svg:y2="2.813cm">
          <text:p/>
        </draw:line>
        <draw:line draw:style-name="gr2" draw:text-style-name="P2" draw:layer="layout" svg:x1="9.525cm" svg:y1="12.065cm" svg:x2="8.255cm" svg:y2="12.065cm">
          <text:p/>
        </draw:lin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9" draw:text-style-name="P4" draw:layer="layout" svg:width="22.037cm" svg:height="8.482cm" svg:x="0.188cm" svg:y="2.519cm">
          <draw:image xlink:href="Pictures/100002010000046A000001B34DAACFFA75AE9EB9.png" xlink:type="simple" xlink:show="embed" xlink:actuate="onLoad" draw:mime-type="image/png">
            <text:p/>
          </draw:image>
        </draw:frame>
        <draw:line draw:style-name="gr2" draw:text-style-name="P2" draw:layer="layout" svg:x1="9.525cm" svg:y1="10.16cm" svg:x2="8.293cm" svg:y2="10.365cm">
          <text:p/>
        </draw:line>
        <presentation:notes draw:style-name="dp1">
          <draw:page-thumbnail draw:style-name="gr6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9" draw:text-style-name="P4" draw:layer="layout" svg:width="9.267cm" svg:height="12.859cm" svg:x="8.513cm" svg:y="1.523cm">
          <draw:image xlink:href="Pictures/10000201000001FF000002C59130CC6F44FEFAA9.png" xlink:type="simple" xlink:show="embed" xlink:actuate="onLoad" draw:mime-type="image/png">
            <text:p/>
          </draw:image>
        </draw:frame>
        <draw:custom-shape draw:style-name="gr11" draw:text-style-name="P4" draw:layer="layout" svg:width="1.607cm" svg:height="0.679cm" svg:x="8.798cm" svg:y="1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607cm" svg:height="0.679cm" svg:x="12.998cm" svg:y="1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9" draw:text-style-name="P4" draw:layer="layout" svg:width="9.081cm" svg:height="12.194cm" svg:x="8.632cm" svg:y="1.775cm">
          <draw:image xlink:href="Pictures/10000201000001A40000023414125A20C4ED9D1C.png" xlink:type="simple" xlink:show="embed" xlink:actuate="onLoad" draw:mime-type="image/png">
            <text:p/>
          </draw:image>
        </draw:frame>
        <draw:custom-shape draw:style-name="gr12" draw:text-style-name="P4" draw:layer="layout" svg:width="1.997cm" svg:height="1.123cm" svg:x="9.298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9" draw:text-style-name="P4" draw:layer="layout" svg:width="20.909cm" svg:height="7.284cm" svg:x="1.316cm" svg:y="5.108cm">
          <draw:image xlink:href="Pictures/10000201000003CD00000153D9F40FEDEFD4CAF9.png" xlink:type="simple" xlink:show="embed" xlink:actuate="onLoad" draw:mime-type="image/png">
            <text:p/>
          </draw:image>
        </draw:frame>
        <draw:line draw:style-name="gr2" draw:text-style-name="P2" draw:layer="layout" svg:x1="3.863cm" svg:y1="10.572cm" svg:x2="2.631cm" svg:y2="10.777cm">
          <text:p/>
        </draw:line>
        <draw:line draw:style-name="gr2" draw:text-style-name="P2" draw:layer="layout" svg:x1="14.601cm" svg:y1="9.784cm" svg:x2="13.369cm" svg:y2="9.989cm">
          <text:p/>
        </draw:line>
        <presentation:notes draw:style-name="dp1">
          <draw:page-thumbnail draw:style-name="gr6" draw:layer="layout" svg:width="18.624cm" svg:height="10.476cm" svg:x="1.482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9" draw:text-style-name="P4" draw:layer="layout" svg:width="13.241cm" svg:height="12.444cm" svg:x="5.809cm" svg:y="1.538cm">
          <draw:image xlink:href="Pictures/10000201000002CA0000029FC15628BABCE80493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9" draw:text-style-name="P4" draw:layer="layout" svg:width="18.811cm" svg:height="9.789cm" svg:x="4.782cm" svg:y="3.013cm">
          <draw:image xlink:href="Pictures/10000201000002C7000001721999DABA8393D4DD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9" draw:text-style-name="P4" draw:layer="layout" svg:width="14.075cm" svg:height="12.011cm" svg:x="7.15cm" svg:y="1.902cm">
          <draw:image xlink:href="Pictures/1000020100000214000001C60FA3EDE34D09CC11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9" draw:text-style-name="P4" draw:layer="layout" svg:width="17.7cm" svg:height="9.762cm" svg:x="5.338cm" svg:y="3.027cm">
          <draw:image xlink:href="Pictures/100002010000029D00000171CEF3D6BAD7CE28FA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9" draw:text-style-name="P4" draw:layer="layout" svg:width="20.398cm" svg:height="9.894cm" svg:x="3.989cm" svg:y="2.961cm">
          <draw:image xlink:href="Pictures/1000020100000303000001764B6C12934679AA84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9" draw:text-style-name="P4" draw:layer="layout" svg:width="22.593cm" svg:height="9.103cm" svg:x="1.588cm" svg:y="3.045cm">
          <draw:image xlink:href="Pictures/1000020100000487000001D3D3079EC5CE07BB8D.png" xlink:type="simple" xlink:show="embed" xlink:actuate="onLoad" draw:mime-type="image/png">
            <text:p/>
          </draw:image>
        </draw:frame>
        <draw:custom-shape draw:style-name="gr12" draw:text-style-name="P4" draw:layer="layout" svg:width="1.997cm" svg:height="1.123cm" svg:x="20.863cm" svg:y="7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presentation:notes draw:style-name="dp1">
          <draw:page-thumbnail draw:style-name="gr6" draw:layer="layout" svg:width="18.624cm" svg:height="10.476cm" svg:x="1.482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presentation:notes draw:style-name="dp1">
          <draw:page-thumbnail draw:style-name="gr6" draw:layer="layout" svg:width="18.624cm" svg:height="10.476cm" svg:x="1.482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0000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4T07:58:32.824425568</meta:creation-date>
    <dc:date>2021-03-15T15:58:28.472928514</dc:date>
    <meta:editing-duration>PT1H21M13S</meta:editing-duration>
    <meta:editing-cycles>8</meta:editing-cycles>
    <meta:generator>LibreOffice/7.0.4.2$Linux_X86_64 LibreOffice_project/00$Build-2</meta:generator>
    <meta:document-statistic meta:object-count="139"/>
  </office:meta>
</office:document-meta>
</file>